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left"/>
    </style:style>
    <style:style style:name="Tabla1.A" style:family="table-column">
      <style:table-column-properties style:column-width="3.175cm"/>
    </style:style>
    <style:style style:name="Tabla1.B" style:family="table-column">
      <style:table-column-properties style:column-width="3.223cm"/>
    </style:style>
    <style:style style:name="Tabla1.C" style:family="table-column">
      <style:table-column-properties style:column-width="3.981cm"/>
    </style:style>
    <style:style style:name="Tabla1.D" style:family="table-column">
      <style:table-column-properties style:column-width="6.62cm"/>
    </style:style>
    <style:style style:name="Tabla1.A1" style:family="table-cell">
      <style:table-cell-properties style:vertical-align="middle" fo:padding="0.049cm" fo:border="none"/>
    </style:style>
    <style:style style:name="Tabla2" style:family="table">
      <style:table-properties style:width="16.999cm" table:align="left"/>
    </style:style>
    <style:style style:name="Tabla2.A" style:family="table-column">
      <style:table-column-properties style:column-width="2.969cm"/>
    </style:style>
    <style:style style:name="Tabla2.B" style:family="table-column">
      <style:table-column-properties style:column-width="4.438cm"/>
    </style:style>
    <style:style style:name="Tabla2.C" style:family="table-column">
      <style:table-column-properties style:column-width="5.031cm"/>
    </style:style>
    <style:style style:name="Tabla2.D" style:family="table-column">
      <style:table-column-properties style:column-width="4.561cm"/>
    </style:style>
    <style:style style:name="Tabla2.A1" style:family="table-cell">
      <style:table-cell-properties style:vertical-align="middle" fo:padding="0.049cm" fo:border="none"/>
    </style:style>
    <style:style style:name="Tabla3" style:family="table">
      <style:table-properties style:width="15.272cm" table:align="left"/>
    </style:style>
    <style:style style:name="Tabla3.A" style:family="table-column">
      <style:table-column-properties style:column-width="4.577cm"/>
    </style:style>
    <style:style style:name="Tabla3.B" style:family="table-column">
      <style:table-column-properties style:column-width="5.731cm"/>
    </style:style>
    <style:style style:name="Tabla3.C" style:family="table-column">
      <style:table-column-properties style:column-width="4.964cm"/>
    </style:style>
    <style:style style:name="Tabla3.A1" style:family="table-cell">
      <style:table-cell-properties style:vertical-align="middle" fo:padding="0.049cm" fo:border="none"/>
    </style:style>
    <style:style style:name="P1" style:family="paragraph" style:parent-style-name="Standard">
      <style:paragraph-properties fo:break-before="page"/>
    </style:style>
    <style:style style:name="P2" style:family="paragraph" style:parent-style-name="Heading_20_5">
      <style:paragraph-properties fo:break-before="page"/>
    </style:style>
    <style:style style:name="P3" style:family="paragraph" style:parent-style-name="Heading_20_2">
      <style:paragraph-properties fo:break-before="page"/>
    </style:style>
    <style:style style:name="P4" style:family="paragraph" style:parent-style-name="Preformatted_20_Text">
      <style:paragraph-properties style:writing-mode="lr-tb"/>
    </style:style>
    <style:style style:name="P5" style:family="paragraph" style:parent-style-name="Preformatted_20_Text">
      <style:paragraph-properties fo:margin-top="0cm" fo:margin-bottom="0.499cm" style:writing-mode="lr-tb"/>
    </style:style>
    <style:style style:name="P6" style:family="paragraph" style:parent-style-name="Heading_20_3">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Hipótesis inicial</text:h>
      <text:p text:style-name="Text_20_body"><text:span text:style-name="Strong_20_Emphasis">"A mayor complejidad (atómica o biológica), mayor necesidad de energía (calor) para su síntesis o mantenimiento."</text:span></text:p>
      <text:p text:style-name="Horizontal_20_Line"/>
      <text:h text:style-name="Heading_20_3" text:outline-level="3">En la nucleosíntesis:</text:h>
      <text:list xml:id="list1252525672648268607" text:style-name="L1">
        <text:list-item>
          <text:p text:style-name="P7"><text:span text:style-name="Strong_20_Emphasis">Elementos ligeros (H, He):</text:span> Se forman en condiciones de menor temperatura y presión (Big Bang, primeras estrellas).</text:p>
        </text:list-item>
        <text:list-item>
          <text:p text:style-name="P7"><text:span text:style-name="Strong_20_Emphasis">Elementos pesados (C, O, Fe... hasta U):</text:span> Requieren temperaturas y presiones más extremas → <text:span text:style-name="Strong_20_Emphasis">fusión en estrellas masivas</text:span>, <text:span text:style-name="Strong_20_Emphasis">supernovas</text:span>, o incluso <text:span text:style-name="Strong_20_Emphasis">colisiones de estrellas de neutrones</text:span>.</text:p>
        </text:list-item>
        <text:list-item>
          <text:p text:style-name="P7">Claramente, <text:span text:style-name="Strong_20_Emphasis">sí hay una correlación entre complejidad del átomo y energía requerida para su formación</text:span>.</text:p>
        </text:list-item>
      </text:list>
      <text:p text:style-name="Horizontal_20_Line"/>
      <text:h text:style-name="Heading_20_3" text:outline-level="3">En la biosíntesis:</text:h>
      <text:p text:style-name="Text_20_body">Aquí hay que hacer distinciones importantes:</text:p>
      <text:h text:style-name="Heading_20_4" text:outline-level="4">1. <text:span text:style-name="Strong_20_Emphasis">Síntesis de moléculas simples</text:span> (aminoácidos, azúcares, lípidos):</text:h>
      <text:list xml:id="list5491732790949299522" text:style-name="L2">
        <text:list-item>
          <text:p text:style-name="P8">A menudo requiere enzimas, cofactores, ATP, pero <text:span text:style-name="Strong_20_Emphasis">no necesariamente calor externo alto</text:span>. De hecho, ocurre a <text:span text:style-name="Strong_20_Emphasis">temperatura moderada</text:span> (≈ 37 °C en humanos).</text:p>
        </text:list-item>
        <text:list-item>
          <text:p text:style-name="P8">Se basa más en <text:span text:style-name="Strong_20_Emphasis">catálisis eficiente</text:span> que en energía térmica bruta.</text:p>
        </text:list-item>
      </text:list>
      <text:h text:style-name="Heading_20_4" text:outline-level="4">2. <text:span text:style-name="Strong_20_Emphasis">Formación y mantenimiento de organismos complejos</text:span>:</text:h>
      <text:list xml:id="list8801991630287286327" text:style-name="L3">
        <text:list-item>
          <text:p text:style-name="P9">En mamíferos, <text:span text:style-name="Strong_20_Emphasis">la temperatura corporal sí es un factor clave</text:span>. Necesitan calor constante para mantener:</text:p>
          <text:list>
            <text:list-item>
              <text:p text:style-name="P9">Reacciones bioquímicas óptimas.</text:p>
            </text:list-item>
            <text:list-item>
              <text:p text:style-name="P9">Funciones neurológicas.</text:p>
            </text:list-item>
            <text:list-item>
              <text:p text:style-name="P9">Equilibrio metabólico.</text:p>
            </text:list-item>
          </text:list>
        </text:list-item>
        <text:list-item>
          <text:p text:style-name="P9">Pero esto <text:span text:style-name="Strong_20_Emphasis">no es un patrón universal</text:span>:</text:p>
          <text:list>
            <text:list-item>
              <text:p text:style-name="P9"><text:span text:style-name="Strong_20_Emphasis">Reptiles</text:span>: son ectotermos, regulan su temperatura con el ambiente.</text:p>
            </text:list-item>
            <text:list-item>
              <text:p text:style-name="P9"><text:span text:style-name="Strong_20_Emphasis">Bacterias termofílicas</text:span>: viven a 80–120 °C, pero otras viven a 4 °C.</text:p>
            </text:list-item>
            <text:list-item>
              <text:p text:style-name="P9"><text:span text:style-name="Strong_20_Emphasis">Plantas</text:span>: sintetizan estructuras complejas sin calor interno constante.</text:p>
            </text:list-item>
            <text:list-item>
              <text:p text:style-name="P9"><text:span text:style-name="Strong_20_Emphasis">Virus</text:span>: ni siquiera metabolismo tienen, y sin embargo se replican complejamente en células huésped.</text:p>
            </text:list-item>
          </text:list>
        </text:list-item>
      </text:list>
      <text:p text:style-name="Horizontal_20_Line"/>
      <text:h text:style-name="Heading_20_3" text:outline-level="3">Reflexión para el modelo SQE:</text:h>
      <text:p text:style-name="Text_20_body">Tu idea podría <text:span text:style-name="Strong_20_Emphasis">generalizarse no como “calor” en sentido literal</text:span>, sino como necesidad de <text:span text:style-name="Strong_20_Emphasis">energía </text:span><text:soft-page-break/><text:span text:style-name="Strong_20_Emphasis">libre</text:span> para <text:span text:style-name="Strong_20_Emphasis">mantener la coherencia y la organización estructural</text:span> de sistemas más complejos.</text:p>
      <text:p text:style-name="Text_20_body">En ese marco:</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Dimensión</text:p>
            </table:table-cell>
            <table:table-cell table:style-name="Tabla1.A1" office:value-type="string">
              <text:p text:style-name="Table_20_Heading">Microfísica</text:p>
            </table:table-cell>
            <table:table-cell table:style-name="Tabla1.A1" office:value-type="string">
              <text:p text:style-name="Table_20_Heading">Bioquímica</text:p>
            </table:table-cell>
            <table:table-cell table:style-name="Tabla1.A1" office:value-type="string">
              <text:p text:style-name="Table_20_Heading">SQE / Emergencia</text:p>
            </table:table-cell>
          </table:table-row>
        </table:table-header-rows>
        <table:table-row>
          <table:table-cell table:style-name="Tabla1.A1" office:value-type="string">
            <text:p text:style-name="Table_20_Contents">Síntesis</text:p>
          </table:table-cell>
          <table:table-cell table:style-name="Tabla1.A1" office:value-type="string">
            <text:p text:style-name="Table_20_Contents">Nucleosíntesis</text:p>
          </table:table-cell>
          <table:table-cell table:style-name="Tabla1.A1" office:value-type="string">
            <text:p text:style-name="Table_20_Contents">Biosíntesis molecular</text:p>
          </table:table-cell>
          <table:table-cell table:style-name="Tabla1.A1" office:value-type="string">
            <text:p text:style-name="Table_20_Contents">Autoorganización estructural</text:p>
          </table:table-cell>
        </table:table-row>
        <table:table-row>
          <table:table-cell table:style-name="Tabla1.A1" office:value-type="string">
            <text:p text:style-name="Table_20_Contents">Energía requerida</text:p>
          </table:table-cell>
          <table:table-cell table:style-name="Tabla1.A1" office:value-type="string">
            <text:p text:style-name="Table_20_Contents">Fusión / explosión</text:p>
          </table:table-cell>
          <table:table-cell table:style-name="Tabla1.A1" office:value-type="string">
            <text:p text:style-name="Table_20_Contents">ATP / gradientes / enzimas</text:p>
          </table:table-cell>
          <table:table-cell table:style-name="Tabla1.A1" office:value-type="string">
            <text:p text:style-name="Table_20_Contents">Energía libre + coherencia sistémica</text:p>
          </table:table-cell>
        </table:table-row>
        <table:table-row>
          <table:table-cell table:style-name="Tabla1.A1" office:value-type="string">
            <text:p text:style-name="Table_20_Contents">Regulación térmica</text:p>
          </table:table-cell>
          <table:table-cell table:style-name="Tabla1.A1" office:value-type="string">
            <text:p text:style-name="Table_20_Contents">Alta T necesaria</text:p>
          </table:table-cell>
          <table:table-cell table:style-name="Tabla1.A1" office:value-type="string">
            <text:p text:style-name="Table_20_Contents">Moderada o variable</text:p>
          </table:table-cell>
          <table:table-cell table:style-name="Tabla1.A1" office:value-type="string">
            <text:p text:style-name="Table_20_Contents">Interacción con entorno coherente</text:p>
          </table:table-cell>
        </table:table-row>
        <table:table-row>
          <table:table-cell table:style-name="Tabla1.A1" office:value-type="string">
            <text:p text:style-name="Table_20_Contents">Complejidad</text:p>
          </table:table-cell>
          <table:table-cell table:style-name="Tabla1.A1" office:value-type="string">
            <text:p text:style-name="Table_20_Contents">Núcleo más pesado</text:p>
          </table:table-cell>
          <table:table-cell table:style-name="Tabla1.A1" office:value-type="string">
            <text:p text:style-name="Table_20_Contents">Organismo más complejo</text:p>
          </table:table-cell>
          <table:table-cell table:style-name="Tabla1.A1" office:value-type="string">
            <text:p text:style-name="Table_20_Contents">Sistema con mayor entrelazamiento funcional</text:p>
          </table:table-cell>
        </table:table-row>
      </table:table>
      <text:p text:style-name="Horizontal_20_Line"/>
      <text:h text:style-name="Heading_20_3" text:outline-level="3">Posible principio SQE:</text:h>
      <text:p text:style-name="Quotations"><text:span text:style-name="Strong_20_Emphasis">“A mayor complejidad estructural (ya sea nuclear o biológica), mayor necesidad de energía libre para mantener la coherencia de sus interacciones internas y su integración con el entorno.”</text:span></text:p>
      <text:p text:style-name="Text_20_body">Esa "energía libre" <text:span text:style-name="Strong_20_Emphasis">no tiene por qué ser calor</text:span>, sino:</text:p>
      <text:list xml:id="list7146582005967260007" text:style-name="L4">
        <text:list-item>
          <text:p text:style-name="P10">Radiación en la formación de átomos.</text:p>
        </text:list-item>
        <text:list-item>
          <text:p text:style-name="P10">ATP y gradientes en la vida celular.</text:p>
        </text:list-item>
        <text:list-item>
          <text:p text:style-name="P10">Entrelazamiento de funciones, retroalimentación y memoria en lo biológico avanzado.</text:p>
        </text:list-item>
      </text:list>
      <text:h text:style-name="Heading_20_6" text:outline-level="6"/>
      <text:h text:style-name="P3" text:outline-level="2">1. Analogías entre <text:span text:style-name="Strong_20_Emphasis">fusión estelar</text:span> y <text:span text:style-name="Strong_20_Emphasis">diferenciación celular</text:span></text:h>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Table_20_Heading">Dimensión</text:p>
            </table:table-cell>
            <table:table-cell table:style-name="Tabla2.A1" office:value-type="string">
              <text:p text:style-name="Table_20_Heading">Fusión Estelar</text:p>
            </table:table-cell>
            <table:table-cell table:style-name="Tabla2.A1" office:value-type="string">
              <text:p text:style-name="Table_20_Heading">Diferenciación Celular</text:p>
            </table:table-cell>
            <table:table-cell table:style-name="Tabla2.A1" office:value-type="string">
              <text:p text:style-name="Table_20_Heading">SQE / Analogía Emergentista</text:p>
            </table:table-cell>
          </table:table-row>
        </table:table-header-rows>
        <table:table-row>
          <table:table-cell table:style-name="Tabla2.A1" office:value-type="string">
            <text:p text:style-name="Table_20_Contents"><text:span text:style-name="Strong_20_Emphasis">Origen</text:span></text:p>
          </table:table-cell>
          <table:table-cell table:style-name="Tabla2.A1" office:value-type="string">
            <text:p text:style-name="Table_20_Contents">Nubes de gas se condensan por gravedad</text:p>
          </table:table-cell>
          <table:table-cell table:style-name="Tabla2.A1" office:value-type="string">
            <text:p text:style-name="Table_20_Contents">Células madre pluripotentes</text:p>
          </table:table-cell>
          <table:table-cell table:style-name="Tabla2.A1" office:value-type="string">
            <text:p text:style-name="Table_20_Contents">Fluctuaciones iniciales en un campo común</text:p>
          </table:table-cell>
        </table:table-row>
        <table:table-row>
          <table:table-cell table:style-name="Tabla2.A1" office:value-type="string">
            <text:p text:style-name="Table_20_Contents"><text:span text:style-name="Strong_20_Emphasis">Condición crítica</text:span></text:p>
          </table:table-cell>
          <table:table-cell table:style-name="Tabla2.A1" office:value-type="string">
            <text:p text:style-name="Table_20_Contents">Temperatura y presión superan umbral de fusión</text:p>
          </table:table-cell>
          <table:table-cell table:style-name="Tabla2.A1" office:value-type="string">
            <text:p text:style-name="Table_20_Contents">Señales químicas/genéticas superan umbral de decisión</text:p>
          </table:table-cell>
          <table:table-cell table:style-name="Tabla2.A1" office:value-type="string">
            <text:p text:style-name="Table_20_Contents">Umbral de coherencia o bifurcación de fase</text:p>
          </table:table-cell>
        </table:table-row>
        <table:table-row>
          <table:table-cell table:style-name="Tabla2.A1" office:value-type="string">
            <text:p text:style-name="Table_20_Contents"><text:span text:style-name="Strong_20_Emphasis">Resultado</text:span></text:p>
          </table:table-cell>
          <table:table-cell table:style-name="Tabla2.A1" office:value-type="string">
            <text:p text:style-name="Table_20_Contents">Átomos ligeros → más pesados + energía liberada</text:p>
          </table:table-cell>
          <table:table-cell table:style-name="Tabla2.A1" office:value-type="string">
            <text:p text:style-name="Table_20_Contents">Célula indiferenciada → célula especializada</text:p>
          </table:table-cell>
          <table:table-cell table:style-name="Tabla2.A1" office:value-type="string">
            <text:p text:style-name="Table_20_Contents">Emergencia de estructura y función específica</text:p>
          </table:table-cell>
        </table:table-row>
        <table:table-row>
          <table:table-cell table:style-name="Tabla2.A1" office:value-type="string">
            <text:p text:style-name="Table_20_Contents"><text:span text:style-name="Strong_20_Emphasis">Estabilidad estructural</text:span></text:p>
          </table:table-cell>
          <table:table-cell table:style-name="Tabla2.A1" office:value-type="string">
            <text:p text:style-name="Table_20_Contents">Estrella en equilibrio por fuerzas internas</text:p>
          </table:table-cell>
          <table:table-cell table:style-name="Tabla2.A1" office:value-type="string">
            <text:p text:style-name="Table_20_Contents">Tejido/organo en equilibrio con entorno fisiológico</text:p>
          </table:table-cell>
          <table:table-cell table:style-name="Tabla2.A1" office:value-type="string">
            <text:p text:style-name="Table_20_Contents">Balance dinámico entre orden interno y entorno</text:p>
          </table:table-cell>
        </table:table-row>
        <table:table-row>
          <table:table-cell table:style-name="Tabla2.A1" office:value-type="string">
            <text:p text:style-name="Table_20_Contents"><text:span text:style-name="Strong_20_Emphasis">Fin evolutivo</text:span></text:p>
          </table:table-cell>
          <table:table-cell table:style-name="Tabla2.A1" office:value-type="string">
            <text:p text:style-name="Table_20_Contents">Colapso o supernova (según masa)</text:p>
          </table:table-cell>
          <table:table-cell table:style-name="Tabla2.A1" office:value-type="string">
            <text:p text:style-name="Table_20_Contents">Senescencia, apoptosis o renovación</text:p>
          </table:table-cell>
          <table:table-cell table:style-name="Tabla2.A1" office:value-type="string">
            <text:p text:style-name="Table_20_Contents">Muerte, transformación o regeneración</text:p>
            <text:p text:style-name="Table_20_Contents"/>
          </table:table-cell>
        </table:table-row>
      </table:table>
      <text:p text:style-name="Text_20_body"/>
      <text:p text:style-name="Text_20_body"><text:span text:style-name="Strong_20_Emphasis">Visión SQE:</text:span> Ambos procesos responden a una <text:span text:style-name="Strong_20_Emphasis">dinámica de umbrales energéticos y condiciones críticas</text:span> que catalizan <text:span text:style-name="Strong_20_Emphasis">transiciones emergentes estructurales</text:span>.</text:p>
      <text:p text:style-name="Horizontal_20_Line"/>
      <text:h text:style-name="Heading_20_2" text:outline-level="2">2. ♨️ El <text:span text:style-name="Strong_20_Emphasis">calor</text:span> como <text:span text:style-name="Strong_20_Emphasis">manifestación de pérdida de coherencia</text:span></text:h>
      <text:p text:style-name="Text_20_body">Desde una visión cuántico-sistémica:</text:p>
      <text:list xml:id="list7980026791168161702" text:style-name="L5">
        <text:list-item>
          <text:p text:style-name="P11"><text:span text:style-name="Strong_20_Emphasis">En física</text:span>, el calor suele interpretarse como <text:span text:style-name="Strong_20_Emphasis">energía dispersa</text:span>, <text:span text:style-name="Strong_20_Emphasis">desorganizada</text:span>, <text:span text:style-name="Strong_20_Emphasis">no dirigida</text:span> (entropía).</text:p>
        </text:list-item>
        <text:list-item>
          <text:p text:style-name="P11"><text:span text:style-name="Strong_20_Emphasis">En biología</text:span>, un aumento de temperatura puede indicar:</text:p>
          <text:list>
            <text:list-item>
              <text:p text:style-name="P11">Falla en mecanismos de control (fiebre, inflamación).</text:p>
            </text:list-item>
            <text:list-item>
              <text:p text:style-name="P11">Aumento del desorden molecular (desnaturalización de proteínas).</text:p>
            </text:list-item>
          </text:list>
        </text:list-item>
        <text:list-item>
          <text:p text:style-name="P11"><text:span text:style-name="Strong_20_Emphasis">En sistemas complejos</text:span>, el calor puede verse como:</text:p>
          <text:list>
            <text:list-item>
              <text:p text:style-name="P11"><text:span text:style-name="Strong_20_Emphasis">Ruido térmico</text:span> que interrumpe patrones de coherencia (en redes neuronales, por ejemplo).</text:p>
            </text:list-item>
            <text:list-item>
              <text:p text:style-name="P11"><text:span text:style-name="Strong_20_Emphasis">Coste energético de mantener coherencia</text:span> (ej. mantener 37 °C para evitar que enzimas pierdan función).</text:p>
            </text:list-item>
          </text:list>
        </text:list-item>
      </text:list>
      <text:p text:style-name="Text_20_body"><text:span text:style-name="Strong_20_Emphasis">SQE interpreta el calor no solo como energía térmica</text:span>, sino como <text:span text:style-name="Strong_20_Emphasis">síntoma de pérdida o de requerimiento de coherencia funcional interna</text:span>. Es decir:</text:p>
      <text:p text:style-name="Quotations"><text:span text:style-name="Strong_20_Emphasis">A mayor desorden o complejidad mal integrada, mayor disipación energética (calor) para sostener o recuperar coherencia.</text:span></text:p>
      <text:p text:style-name="Horizontal_20_Line"/>
      <text:h text:style-name="Heading_20_2" text:outline-level="2">3. Diagrama paralelo: nucleosíntesis vs. biosíntesis</text:h>
      <text:p text:style-name="Text_20_body">Aquí tienes una primera versión conceptual del diagrama comparativo para el modelo SQE:</text:p>
      <text:p text:style-name="Preformatted_20_Text"><text:soft-page-break/></text:p>
      <text:p text:style-name="P4"><text:span text:style-name="Source_20_Text"><text:s text:c="7"/>┌────────────────────┐ <text:s text:c="12"/>┌────────────────────┐</text:span></text:p>
      <text:p text:style-name="P4"><text:span text:style-name="Source_20_Text"><text:s text:c="7"/>│ <text:s/>NUCLEOSÍNTESIS <text:s text:c="3"/>│ <text:s text:c="12"/>│ <text:s text:c="2"/>BIOSÍNTESIS <text:s text:c="5"/>│</text:span></text:p>
      <text:p text:style-name="P4"><text:span text:style-name="Source_20_Text"><text:s text:c="7"/>└────────────────────┘ <text:s text:c="12"/>└────────────────────┘</text:span></text:p>
      <text:p text:style-name="P4"><text:span text:style-name="Source_20_Text"><text:s text:c="17"/>│ <text:s text:c="33"/>│</text:span></text:p>
      <text:p text:style-name="P4"><text:span text:style-name="Source_20_Text"><text:s text:c="6"/>Condiciones críticas: <text:s text:c="14"/>Condiciones críticas:</text:span></text:p>
      <text:p text:style-name="P4"><text:span text:style-name="Source_20_Text"><text:s text:c="6"/>temperatura, presión <text:s text:c="15"/>gradientes, señales moleculares</text:span></text:p>
      <text:p text:style-name="P4"><text:span text:style-name="Source_20_Text"><text:s text:c="17"/>│ <text:s text:c="33"/>│</text:span></text:p>
      <text:p text:style-name="P4"><text:span text:style-name="Source_20_Text"><text:s text:c="8"/>Inestabilidad local <text:s text:c="16"/>Inestabilidad reguladora</text:span></text:p>
      <text:p text:style-name="P4"><text:span text:style-name="Source_20_Text"><text:s text:c="6"/>→ colapso gravitacional <text:s text:c="10"/>→ disparo de cascadas enzimáticas</text:span></text:p>
      <text:p text:style-name="P4"><text:span text:style-name="Source_20_Text"><text:s text:c="17"/>│ <text:s text:c="33"/>│</text:span></text:p>
      <text:p text:style-name="P4"><text:span text:style-name="Source_20_Text"><text:s text:c="8"/>Fusión nuclear → <text:s text:c="19"/>Síntesis orgánica →</text:span></text:p>
      <text:p text:style-name="P4"><text:span text:style-name="Source_20_Text"><text:s text:c="4"/>estructura más compleja <text:s text:c="13"/>estructura funcional específica</text:span></text:p>
      <text:p text:style-name="P4"><text:span text:style-name="Source_20_Text"><text:s text:c="17"/>│ <text:s text:c="33"/>│</text:span></text:p>
      <text:p text:style-name="P4"><text:span text:style-name="Source_20_Text"><text:s text:c="4"/>Liberación de energía <text:s text:c="14"/>Requiere energía (ATP / entorno)</text:span></text:p>
      <text:p text:style-name="P4"><text:span text:style-name="Source_20_Text"><text:s text:c="17"/>│ <text:s text:c="33"/>│</text:span></text:p>
      <text:p text:style-name="P4"><text:span text:style-name="Source_20_Text"><text:s text:c="8"/>Equilibrio estelar <text:s text:c="18"/>Homeostasis celular</text:span></text:p>
      <text:p text:style-name="P4"><text:span text:style-name="Source_20_Text"><text:s text:c="17"/>│ <text:s text:c="33"/>│</text:span></text:p>
      <text:p text:style-name="P4"><text:span text:style-name="Source_20_Text"><text:s text:c="6"/>Muerte estelar → nova <text:s text:c="13"/>Senescencia o apoptosis celular</text:span></text:p>
      <text:p text:style-name="P4"><text:span text:style-name="Source_20_Text"><text:s text:c="17"/>│ <text:s text:c="33"/>│</text:span></text:p>
      <text:p text:style-name="P4"><text:span text:style-name="Source_20_Text"><text:s text:c="5"/>Renovación del ciclo (materia) <text:s text:c="4"/>Regeneración / reproducción (vida)</text:span></text:p>
      <text:p text:style-name="P4"/>
      <text:p text:style-name="P4"><text:span text:style-name="Source_20_Text">────────────────────────────────────────────────────────────────────────</text:span></text:p>
      <text:p text:style-name="P4"><text:span text:style-name="Source_20_Text"><text:s text:c="7"/>MODELO SQE: Emergen estructuras al cruzar umbrales de energía,</text:span></text:p>
      <text:p text:style-name="P5"><text:span text:style-name="Source_20_Text"><text:s text:c="8"/>generando nuevos niveles de coherencia interna y relación externa.</text:span></text:p>
      <text:p text:style-name="Horizontal_20_Line"/>
      <text:h text:style-name="Heading_20_2" text:outline-level="2">Conclusión: patrón general para el modelo SQE</text:h>
      <text:p text:style-name="Text_20_body">Podríamos sintetizar así:</text:p>
      <text:p text:style-name="Quotations"><text:span text:style-name="Strong_20_Emphasis">Todo sistema complejo, ya sea físico o biológico, atraviesa fases críticas de síntesis estructural que requieren condiciones específicas de energía libre (no necesariamente calor), para mantener su coherencia interna y su integración con el entorno.</text:span><text:line-break/>El calor puede ser tanto <text:span text:style-name="Strong_20_Emphasis">síntoma de desorden</text:span>, como <text:span text:style-name="Strong_20_Emphasis">mecanismo compensatorio</text:span> para sostener la organización en ciertos entornos (mamíferos, por ejemplo).</text:p>
      <text:p text:style-name="Horizontal_20_Line"/>
      <text:p text:style-name="Text_20_body"/>
      <text:h text:style-name="P2" text:outline-level="5">Tú dijiste:</text:h>
      <text:p text:style-name="Text_20_body">Y que me dices de los procesos de incubacion, donde el "calor" requerido (o energia) parece ser fundamental para como minimo mamiferos aunque intuyo que incluso insectos y otras tantas formas de vida precisen de ello. Mera coincidencia o existe un patron en todo ello?</text:p>
      <text:h text:style-name="Heading_20_6" text:outline-level="6">ChatGPT Plus</text:h>
      <text:p text:style-name="Text_20_body">Esa observación sobre los procesos de <text:span text:style-name="Strong_20_Emphasis">incubación</text:span> es profunda y muy pertinente para el modelo <text:span text:style-name="Strong_20_Emphasis">SQE</text:span>. No es una mera coincidencia. La necesidad de <text:span text:style-name="Strong_20_Emphasis">calor o energía externa en etapas críticas de desarrollo</text:span> no solo es común en mamíferos, sino que es un <text:span text:style-name="Strong_20_Emphasis">patrón generalizado en la vida multicelular</text:span> —aunque adoptado de maneras distintas según especie y entorno.</text:p>
      <text:p text:style-name="Text_20_body">Vamos a desglosarlo y luego integrarlo en la lógica sistémico–emergente.</text:p>
      <text:p text:style-name="Horizontal_20_Line"/>
      <text:h text:style-name="Heading_20_2" text:outline-level="2">Incubación: calor como energía para el <text:span text:style-name="Strong_20_Emphasis">pasaje de fase vital</text:span></text:h>
      <text:h text:style-name="Heading_20_3" text:outline-level="3">En mamíferos:</text:h>
      <text:list xml:id="list3581132220408998378" text:style-name="L6">
        <text:list-item>
          <text:p text:style-name="P12">La <text:span text:style-name="Strong_20_Emphasis">gestación interna</text:span> ya es una forma de incubación con regulación térmica precisa (≈ 37 °C).</text:p>
        </text:list-item>
        <text:list-item>
          <text:p text:style-name="P12">El embrión necesita ese entorno cálido y constante para que ocurran:</text:p>
          <text:list>
            <text:list-item>
              <text:p text:style-name="P12">División celular ordenada.</text:p>
            </text:list-item>
            <text:list-item>
              <text:p text:style-name="P12">Diferenciación de tejidos.</text:p>
            </text:list-item>
            <text:list-item>
              <text:p text:style-name="P12">Activación/desactivación epigenética.</text:p>
            </text:list-item>
          </text:list>
        </text:list-item>
        <text:list-item>
          <text:p text:style-name="P12">Sin esa <text:span text:style-name="Strong_20_Emphasis">energía sostenida</text:span>, el proceso se detiene o se degrada.</text:p>
        </text:list-item>
      </text:list>
      <text:h text:style-name="Heading_20_3" text:outline-level="3">En aves y reptiles:</text:h>
      <text:list xml:id="list3741531499777449822" text:style-name="L7">
        <text:list-item>
          <text:p text:style-name="P13">Huevos necesitan <text:span text:style-name="Strong_20_Emphasis">fuentes de calor externas</text:span> (cuerpo del progenitor, ambiente).</text:p>
        </text:list-item>
        <text:list-item>
          <text:p text:style-name="P13">Fallos térmicos → malformaciones o muerte embrionaria.</text:p>
        </text:list-item>
      </text:list>
      <text:h text:style-name="Heading_20_3" text:outline-level="3">En insectos:</text:h>
      <text:list xml:id="list8668971673052675258" text:style-name="L8">
        <text:list-item>
          <text:p text:style-name="P14">Aunque muchos son ectotermos, <text:span text:style-name="Strong_20_Emphasis">la temperatura ambiental</text:span> regula:</text:p>
          <text:list>
            <text:list-item>
              <text:p text:style-name="P14">Ritmos de desarrollo (metamorfosis).</text:p>
            </text:list-item>
            <text:list-item>
              <text:p text:style-name="P14">Tiempo de eclosión.</text:p>
            </text:list-item>
          </text:list>
        </text:list-item>
        <text:list-item>
          <text:p text:style-name="P14">Algunas especies incluso <text:span text:style-name="Strong_20_Emphasis">generan calor localmente</text:span> (como ciertas abejas o escarabajos).</text:p>
        </text:list-item>
      </text:list>
      <text:h text:style-name="Heading_20_3" text:outline-level="3">En microorganismos:</text:h>
      <text:list xml:id="list3085438174285539300" text:style-name="L9">
        <text:list-item>
          <text:p text:style-name="P15">Algunos hongos, bacterias o protozoos <text:span text:style-name="Strong_20_Emphasis">inician ciclos reproductivos o invasivos solo a ciertas temperaturas.</text:span></text:p>
        </text:list-item>
        <text:list-item>
          <text:p text:style-name="P15">Hay casos documentados donde la <text:span text:style-name="Strong_20_Emphasis">temperatura activa genes latentes</text:span>.</text:p>
        </text:list-item>
      </text:list>
      <text:p text:style-name="Horizontal_20_Line"/>
      <text:h text:style-name="Heading_20_2" text:outline-level="2"><text:soft-page-break/>¿Qué significa esto en términos del modelo SQE?</text:h>
      <text:p text:style-name="Text_20_body">Podemos entender la incubación como:</text:p>
      <text:p text:style-name="Quotations"><text:span text:style-name="Strong_20_Emphasis">Una fase de transición crítica entre una forma estructural inactiva (latente, potencial) y una forma activa (organizada, diferenciada), que requiere un aporte sostenido de energía libre para alcanzar un nuevo nivel de coherencia interna.</text:span></text:p>
      <text:p text:style-name="Text_20_body">En otras palabras, <text:span text:style-name="Strong_20_Emphasis">el calor no es opcional</text:span>, sino parte del <text:span text:style-name="Strong_20_Emphasis">disparador del pasaje de fase</text:span>. No se trata solo de “calor físico”, sino de una metáfora de:</text:p>
      <text:list xml:id="list2749582063667095681" text:style-name="L10">
        <text:list-item>
          <text:p text:style-name="P16"><text:span text:style-name="Strong_20_Emphasis">Activación energética</text:span></text:p>
        </text:list-item>
        <text:list-item>
          <text:p text:style-name="P16"><text:span text:style-name="Strong_20_Emphasis">Estabilización de patrones emergentes</text:span></text:p>
        </text:list-item>
        <text:list-item>
          <text:p text:style-name="P16"><text:span text:style-name="Strong_20_Emphasis">Inicio de un nuevo nivel de organización</text:span></text:p>
        </text:list-item>
      </text:list>
      <text:p text:style-name="Horizontal_20_Line"/>
      <text:h text:style-name="Heading_20_2" text:outline-level="2">Analogía física: incubación ≈ fusión controlada</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Física</text:p>
            </table:table-cell>
            <table:table-cell table:style-name="Tabla3.A1" office:value-type="string">
              <text:p text:style-name="Table_20_Heading">Biología</text:p>
            </table:table-cell>
            <table:table-cell table:style-name="Tabla3.A1" office:value-type="string">
              <text:p text:style-name="Table_20_Heading">SQE</text:p>
            </table:table-cell>
          </table:table-row>
        </table:table-header-rows>
        <table:table-row>
          <table:table-cell table:style-name="Tabla3.A1" office:value-type="string">
            <text:p text:style-name="Table_20_Contents">Cámara de confinamiento</text:p>
          </table:table-cell>
          <table:table-cell table:style-name="Tabla3.A1" office:value-type="string">
            <text:p text:style-name="Table_20_Contents">Útero / huevo / cápsula</text:p>
          </table:table-cell>
          <table:table-cell table:style-name="Tabla3.A1" office:value-type="string">
            <text:p text:style-name="Table_20_Contents">Sistema delimitado</text:p>
          </table:table-cell>
        </table:table-row>
        <table:table-row>
          <table:table-cell table:style-name="Tabla3.A1" office:value-type="string">
            <text:p text:style-name="Table_20_Contents">Condiciones críticas (T,P)</text:p>
          </table:table-cell>
          <table:table-cell table:style-name="Tabla3.A1" office:value-type="string">
            <text:p text:style-name="Table_20_Contents">Temperatura, nutrientes</text:p>
          </table:table-cell>
          <table:table-cell table:style-name="Tabla3.A1" office:value-type="string">
            <text:p text:style-name="Table_20_Contents">Energía libre necesaria</text:p>
          </table:table-cell>
        </table:table-row>
        <table:table-row>
          <table:table-cell table:style-name="Tabla3.A1" office:value-type="string">
            <text:p text:style-name="Table_20_Contents">Reacción autocontenida</text:p>
          </table:table-cell>
          <table:table-cell table:style-name="Tabla3.A1" office:value-type="string">
            <text:p text:style-name="Table_20_Contents">Desarrollo embrionario</text:p>
          </table:table-cell>
          <table:table-cell table:style-name="Tabla3.A1" office:value-type="string">
            <text:p text:style-name="Table_20_Contents">Emergencia de coherencia</text:p>
          </table:table-cell>
        </table:table-row>
        <table:table-row>
          <table:table-cell table:style-name="Tabla3.A1" office:value-type="string">
            <text:p text:style-name="Table_20_Contents">Umbral energético</text:p>
          </table:table-cell>
          <table:table-cell table:style-name="Tabla3.A1" office:value-type="string">
            <text:p text:style-name="Table_20_Contents">Inicio de metabolismo autónomo</text:p>
          </table:table-cell>
          <table:table-cell table:style-name="Tabla3.A1" office:value-type="string">
            <text:p text:style-name="Table_20_Contents">Cambio de estado funcional</text:p>
          </table:table-cell>
        </table:table-row>
      </table:table>
      <text:p text:style-name="Horizontal_20_Line"/>
      <text:h text:style-name="Heading_20_2" text:outline-level="2">Posible ley emergente (propuesta para SQE):</text:h>
      <text:p text:style-name="Quotations"><text:span text:style-name="Strong_20_Emphasis">“Todo sistema en transición hacia una forma de mayor organización requiere una etapa de incubación, donde el entorno aporta energía libre suficiente para catalizar y sostener el pasaje hacia un nuevo estado de coherencia interna.”</text:span></text:p>
      <text:p text:style-name="Text_20_body">Y esto podría valer desde:</text:p>
      <text:list xml:id="list4241801141025004882" text:style-name="L11">
        <text:list-item>
          <text:p text:style-name="P17">Átomos formándose en el horno estelar,</text:p>
        </text:list-item>
        <text:list-item>
          <text:p text:style-name="P17">Hasta embriones diferenciándose en un entorno térmico estable,</text:p>
        </text:list-item>
        <text:list-item>
          <text:p text:style-name="P17">O incluso ideas desarrollándose en una mente “caliente” en atención.</text:p>
        </text:list-item>
      </text:list>
      <text:p text:style-name="Horizontal_20_Line"/>
      <text:h text:style-name="Heading_20_2" text:outline-level="2">Reflexión final:</text:h>
      <text:p text:style-name="Text_20_body">En este marco, el “calor” no es solo energía térmica:<text:line-break/>Es una <text:span text:style-name="Strong_20_Emphasis">firma de que el entorno está alineado con el nivel de complejidad que está emergiendo</text:span>. La incubación es entonces la <text:span text:style-name="Strong_20_Emphasis">danza energética entre entorno y forma naciente</text:span>, y su éxito depende de mantener la sintonía correcta.</text:p>
      <text:p text:style-name="Horizontal_20_Line"/>
      <text:p text:style-name="Text_20_body"/>
      <text:p text:style-name="P1">existe alguna tesis, paper o investigacion que haya buscado similes entre nucleosintesis y biosintesis?</text:p>
      <text:h text:style-name="Heading_20_6" text:outline-level="6">ChatGPT Plus</text:h>
      <text:p text:style-name="Text_20_body">Aunque no se han identificado investigaciones que comparen directamente la nucleosíntesis y la biosíntesis, existen estudios que exploran analogías entre procesos técnicos y biológicos, lo que podría ofrecer perspectivas relevantes.</text:p>
      <text:h text:style-name="Heading_20_3" text:outline-level="3">Analogías entre procesos técnicos y biológicos</text:h>
      <text:p text:style-name="Text_20_body">Un estudio titulado <text:span text:style-name="Emphasis">A study of analogies between processes in technical and biological systems</text:span> analiza similitudes entre sistemas técnicos y biológicos, incluyendo aspectos de la genética molecular. Este trabajo destaca cómo el ADN actúa como un código digital lineal, similar a los datos almacenados en una computadora, y cómo este código se transcribe y traduce en proteínas, lo que refleja procesos de codificación y decodificación comparables a los sistemas técnicos. <text:a xlink:type="simple" xlink:href="https://www.researchgate.net/publication/301230463_A_study_of_analogies_between_processes_in_technical_and_biological_systems?utm_source=chatgpt.com" office:target-frame-name="_blank" xlink:show="new" text:style-name="Internet_20_link" text:visited-style-name="Visited_20_Internet_20_Link">ResearchGate</text:a></text:p>
      <text:h text:style-name="Heading_20_2" text:outline-level="2"><text:span text:style-name="Strong_20_Emphasis">1.</text:span> <text:span text:style-name="Emphasis">A study of analogies between processes in technical and biological systems</text:span></text:h>
      <text:p text:style-name="Text_20_body"><text:span text:style-name="Strong_20_Emphasis">(ResearchGate, 2016)</text:span></text:p>
      <text:h text:style-name="Heading_20_3" text:outline-level="3"><text:span text:style-name="Strong_20_Emphasis">Resumen:</text:span></text:h>
      <text:p text:style-name="Text_20_body">Este estudio investiga las analogías funcionales y estructurales entre sistemas técnicos (como ordenadores, redes de comunicación) y sistemas biológicos (particularmente, genética molecular). Se destaca el ADN como un sistema de almacenamiento y transferencia de información, con mecanismos de codificación, lectura, corrección de errores y traducción, análogos a los utilizados en ingeniería de la información.</text:p>
      <text:list xml:id="list2378467017651685567" text:style-name="L12">
        <text:list-item>
          <text:p text:style-name="P18"><text:span text:style-name="Strong_20_Emphasis">El ADN se compara con un sistema digital lineal.</text:span></text:p>
        </text:list-item>
        <text:list-item>
          <text:p text:style-name="P18"><text:span text:style-name="Strong_20_Emphasis">La traducción genética es vista como una decodificación técnica.</text:span></text:p>
        </text:list-item>
        <text:list-item>
          <text:p text:style-name="P18"><text:span text:style-name="Strong_20_Emphasis">La replicación del ADN se analiza como una forma de copia informacional robusta.</text:span></text:p>
        </text:list-item>
        <text:list-item>
          <text:p text:style-name="P18"><text:span text:style-name="Strong_20_Emphasis">Se menciona la importancia de las “señales” en ambos tipos de sistemas.</text:span></text:p>
        </text:list-item>
      </text:list>
      <text:h text:style-name="Heading_20_3" text:outline-level="3"><text:span text:style-name="Strong_20_Emphasis">Aporte potencial a la teoría SQE:</text:span></text:h>
      <text:p text:style-name="Text_20_body">Este artículo refuerza la idea de que <text:span text:style-name="Strong_20_Emphasis">los sistemas biológicos y físicos pueden compartir principios de procesamiento de información</text:span>, incluso si sus soportes materiales son diferentes. Puede inspirar una visión de la nucleosíntesis como un “proceso codificante” a escala cósmica, y la biosíntesis como una forma afinada de esas mismas reglas operando en estructuras complejas, organizadas. Ambos serían <text:span text:style-name="Strong_20_Emphasis">formas de “expresión” o “decodificación” de patrones cuánticos-espaciales más profundos.</text:span></text:p>
      <text:h text:style-name="Heading_20_3" text:outline-level="3"/>
      <text:h text:style-name="P6" text:outline-level="3">Perspectivas desde la biosemiótica</text:h>
      <text:p text:style-name="Text_20_body">En el artículo <text:span text:style-name="Emphasis">The Biosynthesis of Proteins for Nano Engines as a Normative Process</text:span>, se discute la síntesis de proteínas desde una perspectiva biosemiótica, comparando el código genético con sistemas simbólicos como el lenguaje humano. Aunque no se centra directamente en la nucleosíntesis, ofrece una visión sobre cómo los sistemas biológicos interpretan y procesan información, lo que podría ser útil para establecer analogías con procesos físicos. <text:a xlink:type="simple" xlink:href="https://link.springer.com/article/10.1007/s12304-023-09540-z?utm_source=chatgpt.com" office:target-frame-name="_blank" xlink:show="new" text:style-name="Internet_20_link" text:visited-style-name="Visited_20_Internet_20_Link">SpringerLink</text:a></text:p>
      <text:h text:style-name="Heading_20_2" text:outline-level="2"><text:span text:style-name="Strong_20_Emphasis">2.</text:span> <text:span text:style-name="Emphasis">The Biosynthesis of Proteins for Nano Engines as a Normative Process</text:span></text:h>
      <text:p text:style-name="Text_20_body"><text:span text:style-name="Strong_20_Emphasis">(Biosemiotics, Springer, 2023)</text:span></text:p>
      <text:h text:style-name="Heading_20_3" text:outline-level="3"><text:span text:style-name="Strong_20_Emphasis">Resumen:</text:span></text:h>
      <text:p text:style-name="Text_20_body">Este artículo analiza la biosíntesis de proteínas desde una perspectiva <text:span text:style-name="Strong_20_Emphasis">biosemiótica</text:span>, es decir, interpretando los procesos moleculares como si fueran sistemas de significación. Propone que la síntesis de proteínas puede entenderse como un proceso <text:span text:style-name="Strong_20_Emphasis">normativo y simbólico</text:span>, comparable a la creación de significado en el lenguaje humano.</text:p>
      <text:list xml:id="list8043107079374398732" text:style-name="L13">
        <text:list-item>
          <text:p text:style-name="P19"><text:span text:style-name="Strong_20_Emphasis">La traducción del código genético se interpreta como un proceso semiótico.</text:span></text:p>
        </text:list-item>
        <text:list-item>
          <text:p text:style-name="P19"><text:span text:style-name="Strong_20_Emphasis">Se consideran los ribosomas como "máquinas interpretantes".</text:span></text:p>
        </text:list-item>
        <text:list-item>
          <text:p text:style-name="P19"><text:span text:style-name="Strong_20_Emphasis">El proceso biosintético implica selección de significados adecuados al contexto.</text:span></text:p>
        </text:list-item>
        <text:list-item>
          <text:p text:style-name="P19"><text:span text:style-name="Strong_20_Emphasis">Se habla de la proteína como un “acto” con sentido, no solo como resultado químico.</text:span></text:p>
        </text:list-item>
      </text:list>
      <text:h text:style-name="Heading_20_3" text:outline-level="3"><text:span text:style-name="Strong_20_Emphasis">Aporte potencial a la teoría SQE:</text:span></text:h>
      <text:p text:style-name="Text_20_body">Este artículo introduce la noción de que la <text:span text:style-name="Strong_20_Emphasis">materia puede ser vista como portadora de significados</text:span>, no solo de funciones. En la SQE, esto sugiere que <text:span text:style-name="Strong_20_Emphasis">la biosíntesis no es solo una transformación física</text:span>, sino la <text:span text:style-name="Strong_20_Emphasis">lectura de un “texto” cuántico subyacente</text:span>, una forma de resonancia o “interpretación” local del estado del universo. La nucleosíntesis, en cambio, podría verse como la “gramática” física que posibilita que esos signos existan. Ambos procesos serían etapas en una <text:span text:style-name="Strong_20_Emphasis">semiosis cósmica</text:span>, donde el universo se auto-interpreta.</text:p>
      <text:h text:style-name="Heading_20_2" text:outline-level="2"/>
      <text:h text:style-name="P6" text:outline-level="3">Consideraciones adicionales</text:h>
      <text:p text:style-name="Text_20_body">Aunque la nucleosíntesis (formación de elementos en estrellas) y la biosíntesis (producción de compuestos orgánicos en organismos vivos) ocurren en contextos muy diferentes, ambas implican procesos de construcción compleja a partir de componentes más simples. Explorar estas similitudes podría requerir un enfoque interdisciplinario que combine astrofísica, biología molecular y filosofía de la ciencia.</text:p>
      <text:h text:style-name="Heading_20_2" text:outline-level="2"><text:span text:style-name="Strong_20_Emphasis">Conclusión para la SQE:</text:span></text:h>
      <text:p text:style-name="Text_20_body">Ambos textos refuerzan la posibilidad de que <text:span text:style-name="Strong_20_Emphasis">la biosíntesis y la nucleosíntesis no sean procesos ajenos, sino diferentes momentos o expresiones de un mismo principio estructural o informacional</text:span>. La SQE podría apoyarse en:</text:p>
      <text:list xml:id="list7765120735279190077" text:style-name="L14">
        <text:list-item>
          <text:p text:style-name="P20"><text:span text:style-name="Strong_20_Emphasis">Analogías técnicas-informacionales</text:span> (sistema que codifica, transmite y decodifica),</text:p>
        </text:list-item>
        <text:list-item>
          <text:p text:style-name="P20"><text:span text:style-name="Strong_20_Emphasis">Interpretación semiótica</text:span> (la materia como significado encarnado),</text:p>
        </text:list-item>
        <text:list-item>
          <text:p text:style-name="P20"><text:span text:style-name="Strong_20_Emphasis">Unidad procesual en diferentes escalas</text:span> (estrellas y células como nodos de una misma red de organización cuántica y simbólic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6M49S</meta:editing-duration>
    <meta:editing-cycles>13</meta:editing-cycles>
    <meta:generator>OpenOffice/4.1.15$Win32 OpenOffice.org_project/4115m2$Build-9813</meta:generator>
    <dc:date>2025-05-30T00:31:29.13</dc:date>
    <dc:creator>Lefuan </dc:creator>
    <meta:document-statistic meta:table-count="3" meta:image-count="0" meta:object-count="0" meta:page-count="9" meta:paragraph-count="204" meta:word-count="2061" meta:character-count="14716"/>
    <meta:user-defined meta:name="Info 1"/>
    <meta:user-defined meta:name="Info 2"/>
    <meta:user-defined meta:name="Info 3"/>
    <meta:user-defined meta:name="Info 4"/>
  </office:meta>
</office:document-meta>
</file>